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a073" officeooo:paragraph-rsid="0017a073"/>
    </style:style>
    <style:style style:name="P2" style:family="paragraph" style:parent-style-name="Standard">
      <style:text-properties officeooo:rsid="0017de6c" officeooo:paragraph-rsid="0017de6c"/>
    </style:style>
    <style:style style:name="P3" style:family="paragraph" style:parent-style-name="Standard">
      <style:text-properties officeooo:rsid="001df9c0" officeooo:paragraph-rsid="001df9c0"/>
    </style:style>
    <style:style style:name="P4" style:family="paragraph" style:parent-style-name="Standard">
      <style:text-properties officeooo:rsid="00260eed" officeooo:paragraph-rsid="00260eed"/>
    </style:style>
    <style:style style:name="P5" style:family="paragraph" style:parent-style-name="Standard">
      <style:text-properties officeooo:rsid="00234128" officeooo:paragraph-rsid="0017a073"/>
    </style:style>
    <style:style style:name="P6" style:family="paragraph" style:parent-style-name="Standard">
      <style:text-properties officeooo:rsid="0028da55" officeooo:paragraph-rsid="0028da55"/>
    </style:style>
    <style:style style:name="P7" style:family="paragraph" style:parent-style-name="Standard">
      <style:text-properties officeooo:rsid="002a76a1" officeooo:paragraph-rsid="002b5f53"/>
    </style:style>
    <style:style style:name="P8" style:family="paragraph" style:parent-style-name="Standard">
      <style:text-properties officeooo:rsid="002b5f53" officeooo:paragraph-rsid="002b5f53"/>
    </style:style>
    <style:style style:name="P9" style:family="paragraph" style:parent-style-name="Standard">
      <style:text-properties officeooo:rsid="002d641a" officeooo:paragraph-rsid="002d641a"/>
    </style:style>
    <style:style style:name="P10" style:family="paragraph" style:parent-style-name="Standard">
      <style:text-properties officeooo:rsid="002f4e83" officeooo:paragraph-rsid="002f4e83"/>
    </style:style>
    <style:style style:name="P11" style:family="paragraph" style:parent-style-name="Text_20_body">
      <style:text-properties officeooo:rsid="00195472" officeooo:paragraph-rsid="001d1bc5"/>
    </style:style>
    <style:style style:name="P12" style:family="paragraph" style:parent-style-name="Text_20_body">
      <style:text-properties officeooo:rsid="001b32a2" officeooo:paragraph-rsid="001c6721"/>
    </style:style>
    <style:style style:name="P13" style:family="paragraph" style:parent-style-name="Standard" style:list-style-name="L1">
      <style:text-properties officeooo:rsid="001df9c0" officeooo:paragraph-rsid="001df9c0"/>
    </style:style>
    <style:style style:name="P14" style:family="paragraph" style:parent-style-name="Standard" style:list-style-name="L1">
      <style:text-properties officeooo:rsid="001fb8b0" officeooo:paragraph-rsid="001fb8b0"/>
    </style:style>
    <style:style style:name="P15" style:family="paragraph" style:parent-style-name="Standard" style:list-style-name="L2">
      <style:text-properties officeooo:rsid="002b5f53" officeooo:paragraph-rsid="002b5f53"/>
    </style:style>
    <style:style style:name="P16" style:family="paragraph" style:parent-style-name="Standard" style:list-style-name="L3">
      <style:text-properties officeooo:paragraph-rsid="00324d16"/>
    </style:style>
    <style:style style:name="P17" style:family="paragraph" style:parent-style-name="Standard" style:list-style-name="L3">
      <style:text-properties officeooo:rsid="0028da55" officeooo:paragraph-rsid="0028da55"/>
    </style:style>
    <style:style style:name="P18" style:family="paragraph" style:parent-style-name="Standard">
      <style:text-properties officeooo:rsid="0017a073" officeooo:paragraph-rsid="00260eed"/>
    </style:style>
    <style:style style:name="P19" style:family="paragraph" style:parent-style-name="Heading_20_1">
      <style:text-properties officeooo:rsid="00234128"/>
    </style:style>
    <style:style style:name="T1" style:family="text">
      <style:text-properties officeooo:rsid="0017de6c"/>
    </style:style>
    <style:style style:name="T2" style:family="text">
      <style:text-properties officeooo:rsid="001c6721"/>
    </style:style>
    <style:style style:name="T3" style:family="text">
      <style:text-properties officeooo:rsid="00215282"/>
    </style:style>
    <style:style style:name="T4" style:family="text">
      <style:text-properties officeooo:rsid="0028da55"/>
    </style:style>
    <style:style style:name="T5" style:family="text">
      <style:text-properties officeooo:rsid="002b5f53"/>
    </style:style>
    <style:style style:name="T6" style:family="text">
      <style:text-properties officeooo:rsid="002bafdc"/>
    </style:style>
    <style:style style:name="T7" style:family="text">
      <style:text-properties officeooo:rsid="002f4e83"/>
    </style:style>
    <style:style style:name="T8" style:family="text">
      <style:text-properties officeooo:rsid="0030a1fa"/>
    </style:style>
    <style:style style:name="T9" style:family="text">
      <style:text-properties officeooo:rsid="0030c53f"/>
    </style:style>
    <style:style style:name="T10" style:family="text">
      <style:text-properties fo:font-weight="bold" style:font-weight-asian="bold" style:font-weight-complex="bold"/>
    </style:style>
    <style:style style:name="T11" style:family="text">
      <style:text-properties fo:font-variant="normal" fo:text-transform="none" fo:color="#222222" style:font-name="Roboto" fo:font-size="11.25pt" fo:letter-spacing="normal" fo:font-style="normal" fo:font-weight="normal"/>
    </style:style>
    <style:style style:name="T12" style:family="text">
      <style:text-properties officeooo:rsid="00324d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Товары Веблена</text:h>
      <text:p text:style-name="P12">Демонстративное потребление (оно же эффект Веблена https://ru.wikipedia.org/wiki/Эффект_Веблена) – это когда кто-то покупает товар или услугу по цене, которая в несколько раз выше прямой пользы от этого товара. Цель такой покупки – продемонстрировать исключительность покупателя, который может себе позволить такое. Часы за десять тысяч долларов не работают (выглядят, сохраняют работоспособность) в 100 раз лучше, чем часы за сто. Зато они сообщают окружающим, что у их владельца есть деньги. Сами такие люксовые товары <text:span text:style-name="T4">и услуги</text:span> называют товарами Веблена. </text:p>
      <text:p text:style-name="P11"><text:span text:style-name="T2">И это также пример более общего концепта сигналов </text:span><text:a xlink:type="simple" xlink:href="https://conceptually.org/concepts/signalling-and-countersignalling" text:style-name="Internet_20_link" text:visited-style-name="Visited_20_Internet_20_Link"><text:span text:style-name="T2">https://conceptually.org/concepts/signalling-and-countersignalling</text:span></text:a><text:span text:style-name="T2"> : иногда сам факт какого-то действия <text:s/>и его обнародование важнее прямых результатов этого действия. Сигналы могут быть честными: яркая окраска у ядовитых жаб говорит хищникам, что их лучше не есть. А могут и не быть: павлин-самец сообщает самкам о такой неимоверной собственной крутости, что даже метровый хвост не мешает выживанию, хотя это не так. </text:span></text:p>
      <text:p text:style-name="P3">Всё, что выше – это такая подводка к простой идее: в НБА иногда выменивают игрока и продлевают контракт, только чтобы послать сигнал. Адресатом могут быть другие игроки, генеральные менеджеры, владельцы, болельщики и т.д.</text:p>
      <text:p text:style-name="P3"/>
      <text:p text:style-name="P3">Немного примеров:</text:p>
      <text:list xml:id="list3585010655" text:style-name="L1">
        <text:list-item>
          <text:p text:style-name="P13">48 на 2 года Кобе Брайанту от “Лейкерс” и супер-лояльный последний контракт Дирка Новицки = “мы ценим своих легенд; если ты, &lt;Имя суперзвезды&gt;, перейдёшь к нам, то будем ценить и тебя”</text:p>
        </text:list-item>
        <text:list-item>
          <text:p text:style-name="P14">“Нетс” раннего Прохорова – позднего Билли Кинга = “мы готовы потратиться, чтобы собрать контедер, поэтому, дорогой житель Нью-Йорка, бросай лузеров из “Никс” и болей за нас”</text:p>
        </text:list-item>
        <text:list-item>
          <text:p text:style-name="P14">увеличение игрового времени у игрока на истекающем контракте = “смотрите, какой он классный; коллеги-генменеджеры, хотите его выменять?”</text:p>
        </text:list-item>
      </text:list>
      <text:p text:style-name="P1"/>
      <text:p text:style-name="P1"><text:span text:style-name="T3">На этом относительно адекваттная часть текста заканчивается и начинается</text:span> <text:span text:style-name="T3">нечто совершенно иное (https://www.youtube.com/watch?v=u0WOIwlXE9g)</text:span></text:p>
      <text:h text:style-name="P19" text:outline-level="1">Наивная оценка ростера</text:h>
      <text:p text:style-name="P5">Для каждого игрока найдём сезон с самой большой средней результативностью и запомним эту величину. Так, например, для Блейка Гриффина запомним 24,5 очка, которые он набирал в среднем в 75 играх сезона 2018-19. Да, это было всего 2 года назад!. Далее для составов каждой команды НБА по состоянию на 17 марта посчитаем сумму для всех игроков. Просто сумму, без учёта размера ростера, пропускающих сезон (привет, Клей Томпсон), неиграющих живых символов (здавствуйте, Юдонис Хаслем) и тех, котого посадили на лавку до дедлайна (Андре Драммонд, ты тоже заходи). <text:s/>И отложим эту сумму по оси X, а по оси Y – сколько очков эта команда набирает в среднем в текущем сезоне.</text:p>
      <text:p text:style-name="P4">[pts.png]</text:p>
      <text:p text:style-name="P4">Аналогично для подборов</text:p>
      <text:p text:style-name="P4">[reb.png]</text:p>
      <text:p text:style-name="P4">И передач</text:p>
      <text:p text:style-name="P4">[ast.png]</text:p>
      <text:p text:style-name="P4"/>
      <text:p text:style-name="P4"><text:soft-page-break/>Какой можно сделать вывод из этих графиков: пора брать кредит и ставить всё на “Бруклин”. Ну и ещё то, что “Шарлотт” выжимает максимум из доступных игроков.</text:p>
      <text:p text:style-name="P18"/>
      <text:h text:style-name="Heading_20_1" text:outline-level="1">Товары Гиффена</text:h>
      <text:p text:style-name="P1">Лёгкая наркомания закончилась, далее будут штуки по тяжелее: модели из головы, неоправданные аналогии и подгон фактов.</text:p>
      <text:p text:style-name="P1"/>
      <text:p text:style-name="P7">Как это происходит в экономике <text:span text:style-name="T12">(https://ru.wikipedia.org/wiki/Товар_Гиффена)</text:span>: каждый потребитель имеет некую сумму денег (S) на еду, желая в первую очередь покрыть потребность в калориях (С), а во вторую – получить наилучший <text:span text:style-name="T5">баланс </text:span>вкус<text:span text:style-name="T5">а (B)</text:span>. Пусть при этом есть 2 основных продукта: хлеб и мясо. Калория хлеба дешевле калории мяса, но проигрывает во вкусе. <text:span text:style-name="T5">Возможны 3 сценария:</text:span></text:p>
      <text:list xml:id="list3358629135" text:style-name="L2">
        <text:list-item>
          <text:p text:style-name="P15">нет денег, чтобы насытится даже одним хлебом</text:p>
        </text:list-item>
        <text:list-item>
          <text:p text:style-name="P15">достаточно денег, чтобы обеспечить наилучший вкус и получаить нужные калории</text:p>
        </text:list-item>
        <text:list-item>
          <text:p text:style-name="P15">что-то среднее</text:p>
        </text:list-item>
      </text:list>
      <text:p text:style-name="P8">В последнем случае <text:span text:style-name="T10">при некоторых дополнительных условиях</text:span> при росте цены на хлеб его потребление будет также расти и тогда хлеб – это товар Гиффена. Обычные же товары при удорожании теряют в продажах (что-то больше, что-то меньше).</text:p>
      <text:p text:style-name="P1"/>
      <text:p text:style-name="P1"><text:span text:style-name="T7">Какую аналогию можно отыскать в НБА: </text:span>S – <text:span text:style-name="T7">это </text:span>сколько мож<text:span text:style-name="T7">но</text:span> потратить на игроков, С – потребность в наборе очков. <text:span text:style-name="T7">Считаем, её приритетной: если каманда уверенно набирает очки, то тогда уже можно думать о балансе защиты\нападения (B). Cкорреры становятся хлебом, а те, кто полезен на обоих сторонах площадки – мясом.</text:span></text:p>
      <text:p text:style-name="P1"/>
      <text:p text:style-name="P10">В таком случае можно ожидать, что <text:span text:style-name="T8">ГМы будут переплачивать за умение забивать мячи в корзину в ущерб специалистов по защите. Типа “вот этот игрок поможет в нападении, а то, что он – дыра в защите, так мы это как-нибудь скроем”. Примеров можно привести много: от узкоспециализированных снайперов типа Реддика и Сэта Карри до молодых звёзд типа Трея Янга и Карла-Энтони Таунса. </text:span></text:p>
      <text:p text:style-name="P2"/>
      <text:p text:style-name="P2"><text:span text:style-name="T4">З</text:span>десь должен быть график зарплат, <text:span text:style-name="T7">подтверждающий данную тенденцию,</text:span> но его не будет. <text:span text:style-name="T4">Потому что у меня нет пока идей, как отразить на нём всю сложность и специфичность рынка игроков в НБА.</text:span></text:p>
      <text:p text:style-name="P2"/>
      <text:p text:style-name="P6">Зачем <text:span text:style-name="T8">вообще </text:span>был написан этот текст:</text:p>
      <text:list xml:id="list1835810321" text:style-name="L3">
        <text:list-item>
          <text:p text:style-name="P17">чтобы притянуть за уши фразу “Блейк Грифф<text:span text:style-name="T8">и</text:span>н – товар Гиффена”. Лично м<text:span text:style-name="T7">е</text:span>ня эт<text:span text:style-name="T6">о притягивание</text:span> приводит в лёгкий восторг, ха-ха.</text:p>
        </text:list-item>
        <text:list-item>
          <text:p text:style-name="P16"><text:span text:style-name="T4">чтобы можно было влепить тег </text:span><text:span text:style-name="T11">#skillbox</text:span><text:span text:style-name="T4"> и поучаствовать в этом </text:span><text:a xlink:type="simple" xlink:href="https://www.sports.ru/tribuna/blogs/zhaglagdonks/2895395.html" text:style-name="Internet_20_link" text:visited-style-name="Visited_20_Internet_20_Link"><text:span text:style-name="T4">https://www.sports.ru/tribuna/blogs/zhaglagdonks/2895395.html</text:span></text:a><text:span text:style-name="T4">. Даже не знаю, зачем мне это, но пусть будет.</text:span></text:p>
        </text:list-item>
      </text:list>
      <text:p text:style-name="P6"/>
      <text:p text:style-name="P9">В комментариях приветствуются примеры сигналов и контр-сигналов из мира баскетбола.</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3T11:58:09.119409080</meta:creation-date>
    <dc:date>2021-03-28T21:12:26.284970325</dc:date>
    <meta:editing-duration>PT40M12S</meta:editing-duration>
    <meta:editing-cycles>10</meta:editing-cycles>
    <meta:generator>LibreOffice/6.0.7.3$Linux_X86_64 LibreOffice_project/00m0$Build-3</meta:generator>
    <meta:document-statistic meta:table-count="0" meta:image-count="0" meta:object-count="0" meta:page-count="2" meta:paragraph-count="31" meta:word-count="728" meta:character-count="4982" meta:non-whitespace-character-count="4276"/>
  </office:meta>
</office:document-meta>
</file>